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Times New Roman" svg:font-family="'Times New Roman'" style:font-family-generic="roman"/>
    <style:font-face style:name="Arial" svg:font-family="Arial" style:font-family-generic="swiss"/>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e4b32" officeooo:paragraph-rsid="000e4b32"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e4b32" officeooo:paragraph-rsid="000e4b32"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e4b32" officeooo:paragraph-rsid="0011cfd0"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1de9d" officeooo:paragraph-rsid="0011de9d"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3782f" officeooo:paragraph-rsid="0013782f"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1cfd0" officeooo:paragraph-rsid="0011cfd0" style:font-weight-asian="normal" style:font-weight-complex="normal"/>
    </style:style>
    <style:style style:name="T1" style:family="text">
      <style:text-properties officeooo:rsid="0011cfd0"/>
    </style:style>
    <style:style style:name="T2" style:family="text">
      <style:text-properties officeooo:rsid="0011de9d"/>
    </style:style>
    <style:style style:name="T3" style:family="text">
      <style:text-properties officeooo:rsid="0013782f"/>
    </style:style>
    <style:style style:name="T4" style:family="text">
      <style:text-properties officeooo:rsid="0014ea03"/>
    </style:style>
    <style:style style:name="T5" style:family="text">
      <style:text-properties officeooo:rsid="00171c86"/>
    </style:style>
    <style:style style:name="T6" style:family="text">
      <style:text-properties officeooo:rsid="0019ae8b"/>
    </style:style>
    <style:style style:name="T7" style:family="text">
      <style:text-properties officeooo:rsid="001d58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X.V – Lover Boy / My name is...</text:p>
      <text:p text:style-name="P2"><text:tab/>“Fine I'm coming, just a second...” Jacques hurried to the door of his room to check what the meaning of these incessant knocking at this time. It was a late evening. Ophelia appeared on the threshold. She wore a civilian black Y-shaped dress, with only a fine velvet lace connecting the two sides of the enormous cleavage from separating apart. This dress left very little to the imagination. Even Jacques who was a notorious womanizer felt quite distracted to say the least.</text:p>
      <text:p text:style-name="P2"><text:tab/>“Good evening Monsieur Phillipes, care to take me for dinner, I'll make it worth your while.”</text:p>
      <text:p text:style-name="P2"><text:tab/>“Ophelia, are you certain this is a good idea, though merde you looking swell today.”</text:p>
      <text:p text:style-name="P2"><text:tab/>“I'm quite certain it is a good idea, I'm famished, put on your civilian clothes and let hit the colony, my next shift is in six hours, and I've got four hours before the next shots.”</text:p>
      <text:p text:style-name="P2"><text:tab/>“It's only 20:00? Okay, give me a minute.”</text:p>
      <text:p text:style-name="P3"><text:tab/>He dressed as nicely as he could, though it was rather clear who was the sexier of them both. In all of his fancy civilian clothes he did not own a velvet Y shaped dress, with a cleavage to die for. They went to the Generien colony near the outpost, it was a thirty minutes ride in a hover shuttle. <text:span text:style-name="T1">They went to a most expensive restaurant. Jacques had to settle for a small meat plate, after Ophelia ordered a 320 grams of steak fillet that costs around 100 Duck$. Later they went on a joint ride to scout the best and worst booze selling venues.</text:span></text:p>
      <text:p text:style-name="P6"><text:tab/>An hour after she was given her happy tri-dot syringe shots, they came to the cheapest nearly flea infected motel they could find. Ophelia had to drag Jacques to the bed. He dreamed on a moment like this for ages. A fair amount of blood had concentrated as far away from his cortex as possible. He had hoped that Ophelia feels the same. He was lying on the bed waiting for her to make the next move. He gave her a piercing stare, at her eyes, then at her heart and 53 ms later back at her eyes. </text:p>
      <text:p text:style-name="P6"><text:tab/><text:span text:style-name="T5">Ophelia approached Jacques, seemingly leaning forward to emphasize her curves when suddenly she pulled two fibre optics cords from her own Endo-skeleton stretching down from her spinal cord. They sat back to back, Jacques took a cord and hooked it up to his own Endo-skeleton interface and also to his nerve centre cortex of the cervical vertebrae, while Ophelia did the same. Suddenly they gained mental control of each other genitalia, an emulation of the AR other manifested itself unto their visual centre in each other's mind , thus invoking each other's mental other desired naughty dreams at a shared multi-user, multi-orgasmic environment.</text:span></text:p>
      <text:p text:style-name="P6"><text:tab/><text:span text:style-name="T6">Then at one point, when Ophelia felt she enjoyed the act as much as she could possibly enjoy it, and then she noticed they were running out of time for Jacques to make it to his shift, she disconnected herself from the emulation program, leaving Jacques in a weird position, of sorts.</text:span></text:p>
      <text:p text:style-name="P6"><text:soft-page-break/><text:tab/>“Want some of that?” <text:span text:style-name="T6">She asked as if plugging herself back, while actually she recoiled the fibre optics cords and re-inserted them to her body. It was done via enhanced induced diffusion, or rather more correctly she endo-cytozed the fibres back onto herself.</text:span></text:p>
      <text:p text:style-name="P6"><text:tab/>“...Yes.” after he swallowed the rest of his dignity, that is.</text:p>
      <text:p text:style-name="P6"><text:tab/> “My sister's body is not a commodity any more...” she turned and was about to leave the room.</text:p>
      <text:p text:style-name="P3"><text:tab/>“<text:span text:style-name="T1">Wait, Ophelia, where are you going?”</text:span></text:p>
      <text:p text:style-name="P3"><text:tab/>“<text:span text:style-name="T1">My name is...” A three seconds break followed by a heavy sigh. “... Cordelia.”</text:span></text:p>
      <text:p text:style-name="P3"><text:tab/><text:span text:style-name="T2">She left the motel. Jacques fell asleep to some degree very dissatisfied of the outcome of things.</text:span></text:p>
      <text:p text:style-name="P4">He later woke up with a boot to his face. It was 02:00, his shift just ended, he was at the western watch tower, between the colony and the outpost. The boot belonged to the Commodore. “That's a fifty DKP minus. I'm really disappointed from you.” <text:span text:style-name="T4">The commodore went to his own shuttle, he threw a teleportation orb to the red stigmatic mud with a holographic note attached to it saying in a most undecipherable hand writing (Single time permission to use teleportation Orb granted, use at your own discretion). They drove back to the closest aerial hangar. From the commotion it sound as if a big operation was about to commence.</text:span></text:p>
      <text:p text:style-name="P4"><text:tab/>Ophelia and Kacey Collins were his replacement. Ophelia came to pat on his back “Don't worry, if you need anything I'm there for you.” He snapped out of her touch like a rabid dog.</text:p>
      <text:p text:style-name="P4"><text:tab/>“Not if Cordelia will get to me first.”</text:p>
      <text:p text:style-name="P4"><text:tab/>“Who's Cordelia?”</text:p>
      <text:p text:style-name="P4"><text:tab/>“As if you don't know, frigid bitch.”</text:p>
      <text:p text:style-name="P4"><text:tab/>Jacques left the watch tower. <text:span text:style-name="T4">He read the holographic note. Then he used the orb to teleport himself back to the base via the distance repeater point. It scanned every molecule of Jacques with a blue laser diode, changed matter to energy, including the device itself and transmitted the energy to the repeater tower. The repeater sent the energy another kilometer to where Jacques had materialized in the base. Safety rules dictate a repeater tower should be located every one kilometer to decrease atmospheric diffraction, diffusion, refraction and/or mitigate other RF related multipath signal propagation that could have unforeseen consequences.</text:span></text:p>
      <text:p text:style-name="P4"><text:tab/>“Any idea what was that supposed to be?” Kacey asked Ophelia.</text:p>
      <text:p text:style-name="P4"><text:tab/>“Not, I was called like this many times, but at least now that was totally uncalled for. I didn't do anything to him that deserves such attitude.”</text:p>
      <text:p text:style-name="P4"><text:tab/>“<text:span text:style-name="T3">Maybe you did, and you just don't know you did, who knows what substances they put in our food.”</text:span></text:p>
      <text:p text:style-name="P4"><text:tab/>“<text:span text:style-name="T3">Right. The food, that might be it.” She started to play with the B-56 optical nerve cords </text:span><text:soft-page-break/><text:span text:style-name="T3">extraction tubes. Extracting them, and detaching them every thirty seconds or so for the next two hours.</text:span></text:p>
      <text:p text:style-name="P5">Kacey was imitating the Commodore every now and then, phrasing the words “That's a fifty DKP minus” towards Ophelia but without making a sound. She had hoped this would make Ophelia stop extending and retracting the optical tube extenders to her left eye with quadrature skull drillers. The healing was very quick due to enhanced enzymes, but still the noise of the skull drillers was horrendous <text:span text:style-name="T7">to say the least</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Times New Roman" svg:font-family="'Times New Roman'" style:font-family-generic="roman"/>
    <style:font-face style:name="Arial" svg:font-family="Arial" style:font-family-generic="swiss"/>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Mangal" style:font-family-complex="Mangal"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1T11:16:39.239176086</meta:creation-date>
    <dc:date>2016-01-25T02:38:36.871488071</dc:date>
    <meta:editing-duration>PT1H52M30S</meta:editing-duration>
    <meta:editing-cycles>9</meta:editing-cycles>
    <meta:generator>LibreOffice/5.0.4.2$Linux_X86_64 LibreOffice_project/00$Build-2</meta:generator>
    <meta:document-statistic meta:table-count="0" meta:image-count="0" meta:object-count="0" meta:page-count="3" meta:paragraph-count="28" meta:word-count="1059" meta:character-count="6029" meta:non-whitespace-character-count="4970"/>
  </office:meta>
</office:document-meta>
</file>